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/>
    </style:style>
    <style:style style:name="ce5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3.571875cm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4.28625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3.67770833333333cm"/>
    </style:style>
    <style:style style:name="co16" style:family="table-column">
      <style:table-column-properties fo:break-before="auto" style:column-width="2.98979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83104166666667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8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992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product_code</text:p>
          </table:table-cell>
          <table:table-cell office:value-type="string" table:style-name="ce3">
            <text:p>product_title_name</text:p>
          </table:table-cell>
          <table:table-cell office:value-type="string" table:style-name="ce3">
            <text:p>product_slug</text:p>
          </table:table-cell>
          <table:table-cell office:value-type="string" table:style-name="ce3">
            <text:p>store_name</text:p>
          </table:table-cell>
          <table:table-cell office:value-type="string" table:style-name="ce4">
            <text:p>product_description</text:p>
          </table:table-cell>
          <table:table-cell office:value-type="string" table:style-name="ce4">
            <text:p>product_type</text:p>
          </table:table-cell>
          <table:table-cell office:value-type="string" table:style-name="ce4">
            <text:p>brand</text:p>
          </table:table-cell>
          <table:table-cell office:value-type="string" table:style-name="ce4">
            <text:p>category</text:p>
          </table:table-cell>
          <table:table-cell office:value-type="string" table:style-name="ce3">
            <text:p>parent_category</text:p>
          </table:table-cell>
          <table:table-cell office:value-type="string" table:style-name="ce3">
            <text:p>seo_tag</text:p>
          </table:table-cell>
          <table:table-cell office:value-type="string" table:style-name="ce3">
            <text:p>other_introduction</text:p>
          </table:table-cell>
          <table:table-cell office:value-type="string" table:style-name="ce4">
            <text:p>add_custom_input</text:p>
          </table:table-cell>
          <table:table-cell office:value-type="string" table:style-name="ce3">
            <text:p>wholesale_sales_tax</text:p>
          </table:table-cell>
          <table:table-cell office:value-type="string" table:style-name="ce3">
            <text:p>manufacturers_sales_tax</text:p>
          </table:table-cell>
          <table:table-cell office:value-type="string" table:style-name="ce4">
            <text:p>retails_sales_tax</text:p>
          </table:table-cell>
          <table:table-cell office:value-type="string" table:style-name="ce4">
            <text:p>gst</text:p>
          </table:table-cell>
          <table:table-cell office:value-type="string" table:style-name="ce1">
            <text:p>cgst</text:p>
          </table:table-cell>
          <table:table-cell office:value-type="string" table:style-name="ce1">
            <text:p>sgst</text:p>
          </table:table-cell>
          <table:table-cell office:value-type="string" table:style-name="ce3">
            <text:p>value_added_tax</text:p>
          </table:table-cell>
          <table:table-cell office:value-type="string" table:style-name="ce4">
            <text:p>variety</text:p>
          </table:table-cell>
          <table:table-cell office:value-type="string" table:style-name="ce1">
            <text:p>vendor_id</text:p>
          </table:table-cell>
          <table:table-cell office:value-type="string" table:style-name="ce4">
            <text:p>shop</text:p>
          </table:table-cell>
          <table:table-cell office:value-type="string" table:style-name="ce4">
            <text:p>colors</text:p>
          </table:table-cell>
          <table:table-cell office:value-type="string" table:style-name="ce4">
            <text:p>size</text:p>
          </table:table-cell>
          <table:table-cell office:value-type="string" table:style-name="ce4">
            <text:p>mrp</text:p>
          </table:table-cell>
          <table:table-cell office:value-type="string" table:style-name="ce4">
            <text:p>product_price</text:p>
          </table:table-cell>
          <table:table-cell office:value-type="string" table:style-name="ce4">
            <text:p>sale_price</text:p>
          </table:table-cell>
          <table:table-cell office:value-type="string" table:style-name="ce3">
            <text:p>discount</text:p>
          </table:table-cell>
          <table:table-cell office:value-type="string" table:style-name="ce4">
            <text:p>manufacturing_date</text:p>
          </table:table-cell>
          <table:table-cell office:value-type="string" table:style-name="ce3">
            <text:p>expire_date</text:p>
          </table:table-cell>
          <table:table-cell office:value-type="string" table:style-name="ce4">
            <text:p>special_offer</text:p>
          </table:table-cell>
          <table:table-cell office:value-type="string" table:style-name="ce4">
            <text:p>featured_product</text:p>
          </table:table-cell>
          <table:table-cell office:value-type="string" table:style-name="ce3">
            <text:p>unit</text:p>
          </table:table-cell>
          <table:table-cell office:value-type="string" table:style-name="ce4">
            <text:p>unit_quantity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product_status</text:p>
          </table:table-cell>
          <table:table-cell table:number-columns-repeated="16348" table:style-name="ce4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jyotish1</text:p>
          </table:table-cell>
          <table:table-cell office:value-type="string" table:style-name="ce1">
            <text:p>myproduct_slug</text:p>
          </table:table-cell>
          <table:table-cell office:value-type="string" table:style-name="ce1">
            <text:p><text:span text:style-name="T2">myproduct_</text:span><text:span text:style-name="T1">store_name</text:span>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1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[{“name”:”mayur”}]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11000" table:style-name="ce1">
            <text:p>111000</text:p>
          </table:table-cell>
          <table:table-cell office:value-type="string" table:style-name="ce1">
            <text:p>shopon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date" office:date-value="2022-02-12T00:00:00" table:style-name="ce5">
            <text:p>2022-02-12</text:p>
          </table:table-cell>
          <table:table-cell office:value-type="date" office:date-value="2022-02-12T00:00:00" table:style-name="ce5">
            <text:p>2022-02-12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4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jyotish2</text:p>
          </table:table-cell>
          <table:table-cell office:value-type="string" table:style-name="ce1">
            <text:p>myproduct_slug</text:p>
          </table:table-cell>
          <table:table-cell office:value-type="string" table:style-name="ce1">
            <text:p><text:span text:style-name="T2">myproduct_</text:span><text:span text:style-name="T1">store_name</text:span>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2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[{“name”:”mayur”}]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11000" table:style-name="ce1">
            <text:p>111000</text:p>
          </table:table-cell>
          <table:table-cell office:value-type="string" table:style-name="ce1">
            <text:p>shopone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l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date" office:date-value="2022-02-12T00:00:00" table:style-name="ce5">
            <text:p>2022-02-12</text:p>
          </table:table-cell>
          <table:table-cell office:value-type="date" office:date-value="2022-02-12T00:00:00" table:style-name="ce5">
            <text:p>2022-02-12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48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jyotish3</text:p>
          </table:table-cell>
          <table:table-cell office:value-type="string" table:style-name="ce1">
            <text:p>myproduct_slug</text:p>
          </table:table-cell>
          <table:table-cell office:value-type="string" table:style-name="ce1">
            <text:p><text:span text:style-name="T2">myproduct_</text:span><text:span text:style-name="T1">store_name</text:span>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3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[{“name”:”mayur”}]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11000" table:style-name="ce1">
            <text:p>111000</text:p>
          </table:table-cell>
          <table:table-cell office:value-type="string" table:style-name="ce1">
            <text:p>shopone</text:p>
          </table:table-cell>
          <table:table-cell office:value-type="string" table:style-name="ce1">
            <text:p>pink</text:p>
          </table:table-cell>
          <table:table-cell office:value-type="string" table:style-name="ce1">
            <text:p>xl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date" office:date-value="2022-02-12T00:00:00" table:style-name="ce5">
            <text:p>2022-02-12</text:p>
          </table:table-cell>
          <table:table-cell office:value-type="date" office:date-value="2022-02-12T00:00:00" table:style-name="ce5">
            <text:p>2022-02-12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48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jyotish4</text:p>
          </table:table-cell>
          <table:table-cell office:value-type="string" table:style-name="ce1">
            <text:p>myproduct_slug</text:p>
          </table:table-cell>
          <table:table-cell office:value-type="string" table:style-name="ce1">
            <text:p><text:span text:style-name="T2">myproduct_</text:span><text:span text:style-name="T1">store_name</text:span>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4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[{“name”:”mayur”}]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22000" table:style-name="ce1">
            <text:p>222000</text:p>
          </table:table-cell>
          <table:table-cell office:value-type="string" table:style-name="ce1">
            <text:p>shoptwo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xxl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date" office:date-value="2022-02-12T00:00:00" table:style-name="ce5">
            <text:p>2022-02-12</text:p>
          </table:table-cell>
          <table:table-cell office:value-type="date" office:date-value="2022-02-12T00:00:00" table:style-name="ce5">
            <text:p>2022-02-12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48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jyotish5</text:p>
          </table:table-cell>
          <table:table-cell office:value-type="string" table:style-name="ce1">
            <text:p>myproduct_slug</text:p>
          </table:table-cell>
          <table:table-cell office:value-type="string" table:style-name="ce1">
            <text:p><text:span text:style-name="T2">myproduct_</text:span><text:span text:style-name="T1">store_name</text:span>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4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[{“name”:”mayur”}]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22000" table:style-name="ce1">
            <text:p>222000</text:p>
          </table:table-cell>
          <table:table-cell office:value-type="string" table:style-name="ce1">
            <text:p>shoptwo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xxl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date" office:date-value="2022-02-12T00:00:00" table:style-name="ce5">
            <text:p>2022-02-12</text:p>
          </table:table-cell>
          <table:table-cell office:value-type="date" office:date-value="2022-02-12T00:00:00" table:style-name="ce5">
            <text:p>2022-02-12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48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jyotish6</text:p>
          </table:table-cell>
          <table:table-cell office:value-type="string" table:style-name="ce1">
            <text:p>myproduct_slug</text:p>
          </table:table-cell>
          <table:table-cell office:value-type="string" table:style-name="ce1">
            <text:p><text:span text:style-name="T2">myproduct_</text:span><text:span text:style-name="T1">store_name</text:span>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4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[{“name”:”mayur”}]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string" table:style-name="ce1">
            <text:p>myproduct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33000" table:style-name="ce1">
            <text:p>333000</text:p>
          </table:table-cell>
          <table:table-cell office:value-type="string" table:style-name="ce1">
            <text:p>shopthree</text:p>
          </table:table-cell>
          <table:table-cell office:value-type="string" table:style-name="ce1">
            <text:p>sky blue</text:p>
          </table:table-cell>
          <table:table-cell office:value-type="string" table:style-name="ce1">
            <text:p>xxl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date" office:date-value="2022-02-12T00:00:00" table:style-name="ce5">
            <text:p>2022-02-12</text:p>
          </table:table-cell>
          <table:table-cell office:value-type="date" office:date-value="2022-02-12T00:00:00" table:style-name="ce5">
            <text:p>2022-02-12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48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ell2</dc:creator>
    <meta:creation-date>2022-11-30T15:16:02Z</meta:creation-date>
    <dc:date>2023-02-10T11:06:03Z</dc:date>
    <meta:editing-cycles>15</meta:editing-cycles>
    <meta:editing-duration>PT11068S</meta:editing-duration>
  </office:meta>
</office:document-meta>
</file>